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sw</text:initial-creator></text:p>
      <text:p text:style-name="OrgSubtitle"/>
      <text:p text:style-name="Text_20_body">&lt;html xmlns="<text:a xlink:type="simple" xlink:href="http://www.thymeleaf.org">http://www.thymeleaf.org</text:a>"&gt; &lt;!–  –&gt;
</text:p>
      <text:p text:style-name="Text_20_body">&lt;body&gt;
	&lt;h1&gt;组织关系管理&lt;/h1&gt;
	&lt;fieldset&gt;
		&lt;legend&gt;search&lt;/legend&gt;
		&lt;fieldset&gt;
			&lt;legend&gt;已有班级&lt;/legend&gt;
			&lt;table&gt;
				&lt;tr&gt;
					&lt;th&gt;班级名&lt;/th&gt;
					&lt;th&gt;系&lt;/th&gt;
					&lt;th&gt;学院&lt;/th&gt;
					&lt;th&gt;删除班级&lt;/th&gt;
				&lt;/tr&gt;
				&lt;tr th:each="clazz:<text:span text:style-name="OrgCode">${selectAllClazz}"&gt;
					&lt;td th:text="$</text:span>{clazz.clazz}"&gt;
					&lt;td th:text="<text:span text:style-name="OrgCode">${clazz.faculty}"&gt;
					&lt;td th:text="$</text:span>{clazz.college}"&gt;
					&lt;td&gt;&lt;a th:href="@{/clazz/delete/{clazzId}(clazzId=${clazz.clazzId})}"&gt;删除&lt;/a&gt;&lt;/td&gt;
				&lt;/tr&gt;
</text:p>
      <text:p text:style-name="Text_20_body">	&lt;/table&gt;
&lt;/fieldset&gt;
&lt;fieldset&gt;
	&lt;legend&gt;系管理&lt;/legend&gt;
	&lt;span th:if="<text:span text:style-name="OrgCode">${classIsNotNull}" th:text="$</text:span>{classIsNotNull}" style="color:red"&gt;
	&lt;/span&gt;
	&lt;table&gt;
</text:p>
      <text:p text:style-name="Text_20_body">	&lt;tr&gt;
		&lt;th&gt;系&lt;/th&gt;
		&lt;th&gt;修改系名&lt;/th&gt;
		&lt;th&gt;学院&lt;/th&gt;
		&lt;th&gt;删除系&lt;/th&gt;
	&lt;/tr&gt;
	&lt;tr th:each="faculty:<text:span text:style-name="OrgCode">${selectAllFaculty}"&gt;
					&lt;td th:text="$</text:span>{faculty.faculty}"&gt;
		&lt;td&gt;
			&lt;form th:action="@{/clazz/updateFaculty/{facultyId}(facultyId=<text:span text:style-name="OrgCode">${faculty.facultyId})}" th:object="$</text:span>{faculty}"
				method="post"&gt;
				&lt;input type="text" placeholder="修改系名" th:field="*{faculty}"&gt;
				&lt;input type="submit" value="修改"&gt;
			&lt;/form&gt;
		&lt;/td&gt;
		&lt;td th:text="<text:span text:style-name="OrgCode">${faculty.college}"&gt;
					&lt;td&gt;&lt;a th:href="@{/clazz/deleteFaculty/{facultyId}(facultyId=$</text:span>{faculty.facultyId})}"&gt;删除&lt;/a&gt;&lt;/td&gt;
	&lt;/tr&gt;
&lt;/table&gt;
</text:p>
      <text:p text:style-name="Text_20_body">&lt;/fieldset&gt;
</text:p>
      <text:p text:style-name="Text_20_body">&lt;/fieldset&gt;
&lt;fieldset&gt;
	&lt;legend&gt;insert&lt;/legend&gt;
	&lt;fieldset&gt;
		&lt;legend&gt;添加专业
		&lt;/legend&gt;
		&lt;form th:action="@{/clazz/insertFaculty}" th:object="<text:span text:style-name="OrgCode">${faculty}" method="post"&gt;
				&lt;label&gt;选择学院&lt;/label&gt;
				&lt;select th:field="*{parentId}"&gt;
					&lt;option th:each="college:$</text:span>{collegeList}" th:value="<text:span text:style-name="OrgCode">${college.id}" th:text="$</text:span>{college.college}"&gt;
			&lt;/select&gt;
			&lt;label&gt;专业名:&lt;/label&gt;
			&lt;input type="text" th:field="*{faculty}" required&gt;
			&lt;input type="submit" value="添加"&gt;
		&lt;/form&gt;
	&lt;/fieldset&gt;
	&lt;fieldset&gt;
		&lt;legend&gt;添加班级&lt;/legend&gt;
		&lt;form th:action="@{/clazz/selectFacultyByParentId}" th:object="<text:span text:style-name="OrgCode">${faculty}" method="post"&gt;
				&lt;label&gt;选择学院&lt;/label&gt;
				&lt;select th:field="*{parentId}"&gt;
					&lt;option th:each="college:$</text:span>{collegeList}" th:value="<text:span text:style-name="OrgCode">${college.id}" th:text="$</text:span>{college.college}"&gt;
			&lt;/select&gt;
			&lt;input type="submit" value="确认"&gt;
		&lt;/form&gt;
		&lt;form th:action="@{/clazz/insertClazz}" th:object="<text:span text:style-name="OrgCode">${clazz}" method="post"&gt;
				&lt;label&gt;选择专业&lt;/label&gt;
				&lt;select th:field="*{parentId}"&gt;
					&lt;option th:each="faculty:$</text:span>{facultyList}" th:value="<text:span text:style-name="OrgCode">${faculty.id}" th:text="$</text:span>{faculty.faculty}"&gt;
			&lt;/select&gt;
			&lt;label&gt;班级名：&lt;/label&gt;
			&lt;input type="text" th:field="*{clazz}" required&gt;
			&lt;input type="submit" value="添加"&gt;
		&lt;/form&gt;
	&lt;/fieldset&gt;
</text:p>
      <text:p text:style-name="Text_20_body">&lt;/fieldset&gt;
</text:p>
      <text:p text:style-name="Text_20_body">&lt;a th:href="@{/admin/index}"&gt;返回管理员主页&lt;/a&gt;
</text:p>
      <text:p text:style-name="Text_20_body">&lt;/body&gt;
</text:p>
      <text:p text:style-name="Text_20_body">&lt;/html&gt;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sw</dc:creator>
    <meta:initial-creator>jsw</meta:initial-creator>
    <dc:date>2023-05-25T18:49:25</dc:date>
    <meta:creation-date>2023-05-25T18:49:25</meta:creation-date>
    <meta:generator>Emacs 28.2 (Org mode 9.5.5)</meta:generator>
    <meta:keyword/>
    <dc:subject/>
    <dc:title/>
  </office:meta>
</office:document-meta>
</file>